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fo:language="ca" fo:country="ES"/>
    </style:style>
    <style:style style:name="P2" style:family="paragraph" style:parent-style-name="Text_20_body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Text_20_body" style:master-page-name="">
      <loext:graphic-properties draw:fill="none"/>
      <style:paragraph-properties fo:margin-left="0cm" fo:margin-right="2.401cm" fo:margin-top="0cm" fo:margin-bottom="0.247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59e07"/>
    </style:style>
    <style:style style:name="P5" style:family="paragraph" style:parent-style-name="Text_20_body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</style:style>
    <style:style style:name="P6" style:family="paragraph" style:parent-style-name="Horizontal_20_Line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fo:language="ca" fo:country="ES" officeooo:paragraph-rsid="001a89ca"/>
    </style:style>
    <style:style style:name="P7" style:family="paragraph" style:parent-style-name="Text_20_body" style:list-style-name="L1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</style:style>
    <style:style style:name="P8" style:family="paragraph" style:parent-style-name="Text_20_body" style:list-style-name="L1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officeooo:paragraph-rsid="001a89ca"/>
    </style:style>
    <style:style style:name="P9" style:family="paragraph" style:parent-style-name="Text_20_body" style:master-page-name="">
      <loext:graphic-properties draw:fill="none"/>
      <style:paragraph-properties fo:margin-left="0cm" fo:margin-right="2.401cm" fo:margin-top="0cm" fo:margin-bottom="0.247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a89ca"/>
    </style:style>
    <style:style style:name="P10" style:family="paragraph" style:parent-style-name="Text_20_body" style:master-page-name="">
      <loext:graphic-properties draw:fill="none"/>
      <style:paragraph-properties fo:margin-left="0cm" fo:margin-right="2.401cm" fo:margin-top="0cm" fo:margin-bottom="0.247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1a89ca"/>
    </style:style>
    <style:style style:name="P11" style:family="paragraph" style:parent-style-name="Text_20_body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officeooo:paragraph-rsid="001a89ca"/>
    </style:style>
    <style:style style:name="P12" style:family="paragraph" style:parent-style-name="Text_20_body">
      <loext:graphic-properties draw:fill="none"/>
      <style:paragraph-properties fo:margin-left="0cm" fo:margin-right="1.401cm" fo:margin-top="0cm" fo:margin-bottom="0.247cm" style:contextual-spacing="false" fo:line-height="150%" fo:text-align="center" style:justify-single-word="false" fo:text-indent="0cm" style:auto-text-indent="false" fo:background-color="transparent"/>
      <style:text-properties officeooo:paragraph-rsid="001a89ca"/>
    </style:style>
    <style:style style:name="P13" style:family="paragraph" style:parent-style-name="Text_20_body">
      <loext:graphic-properties draw:fill="none"/>
      <style:paragraph-properties fo:margin-left="0cm" fo:margin-right="2.401cm" fo:line-height="150%" fo:text-align="center" style:justify-single-word="false" fo:text-indent="0cm" style:auto-text-indent="false" fo:background-color="transparent"/>
      <style:text-properties fo:language="ca" fo:country="ES" officeooo:paragraph-rsid="001a89ca"/>
    </style:style>
    <style:style style:name="T1" style:family="text">
      <style:text-properties officeooo:rsid="00159e07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159e0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2">IES Joan Ramis i Ramis</text:span></text:span><text:span text:style-name="T2"><text:line-break/>Carrer de l'Escola, 25<text:line-break/>Menorca, Illes Balears<text:line-break/>Telèfon: 971 36 01 33<text:line-break/></text:span><text:a xlink:type="simple" xlink:href="https://redols.caib.es/c07001964/" text:style-name="Internet_20_link" text:visited-style-name="Visited_20_Internet_20_Link"><text:span text:style-name="T2">www.iesjoanramisramis.org</text:span></text:a></text:p>
      <text:p text:style-name="P6"/>
      <text:p text:style-name="P13">Xerox Menorca<text:line-break/>Atenció al client<text:line-break/>Av. de Vives Llull, 15<text:line-break/>Maó, Menorca</text:p>
      <text:p text:style-name="P13">Menorca, <text:span text:style-name="T1">8/11/24</text:span></text:p>
      <text:p text:style-name="P11"><text:span text:style-name="Strong_20_Emphasis"><text:span text:style-name="T2">Assumpte:</text:span></text:span><text:span text:style-name="T2"> Sol·licitud de comanda de 2 Multifuncions</text:span></text:p>
      <text:p text:style-name="P6"/>
      <text:p text:style-name="P11"><text:span text:style-name="Strong_20_Emphasis"><text:span text:style-name="T2">Senyor,</text:span></text:span></text:p>
      <text:p text:style-name="P13">Ens adrecem a vostè per sol·licitar la comanda de dues màquines multifunció per al nostre institut. Estem interessats en els models següents:</text:p>
      <text:list text:style-name="L1">
        <text:list-item>
          <text:p text:style-name="P8"><text:span text:style-name="Strong_20_Emphasis"><text:span text:style-name="T2">Xerox WorkCentre 6515</text:span></text:span><text:span text:style-name="T2"> (2 unitats)</text:span></text:p>
        </text:list-item>
      </text:list>
      <text:p text:style-name="P13">Ens agradaria que ens confirmessin la disponibilitat i el termini de lliurament, així com els costos associats a la comanda. Quedem a l'espera de la seva resposta.</text:p>
      <text:p text:style-name="P13">Sense més, rebeu una cordial salutació.</text:p>
      <text:p text:style-name="P12">Atentament,<text:line-break/><text:span text:style-name="Strong_20_Emphasis"><text:span text:style-name="T1">Yago Pons</text:span></text:span><text:line-break/>Director de l'IES Joan Ramis i Ramis<text:line-break/>Menorca, <text:span text:style-name="T1">8/11/24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23:36.516541529</meta:creation-date>
    <dc:date>2024-11-12T09:47:09.961401899</dc:date>
    <meta:editing-duration>PT1H50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113" meta:character-count="710" meta:non-whitespace-character-count="607"/>
  </office:meta>
</office:document-meta>
</file>